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Text_20_body" style:list-style-name="L3"/>
    <style:style style:name="T1" style:family="text">
      <style:text-properties officeooo:rsid="00188d6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ummary &amp; Highlights</text:h>
      <text:p text:style-name="Text_20_body">Congratulations! You have completed this lesson. At this point in the course, you know</text:p>
      <text:list xml:id="list536105906" text:style-name="L3">
        <text:list-item>
          <text:p text:style-name="P1">You can use the R programming language to perform statistical computation, data visualization, and predictive analysis.</text:p>
        </text:list-item>
        <text:list-item>
          <text:p text:style-name="P1">The four most common data types in R are integer, numeric, character, and logical.</text:p>
        </text:list-item>
        <text:list-item>
          <text:p text:style-name="P1">You can use the class() function and the is.integer(), is.numeric(), is.character(), and is.logical() functions to determine the data type. </text:p>
        </text:list-item>
        <text:list-item>
          <text:p text:style-name="P1">You can convert some data types to other data types using the as.integer(), as.numeric(), as.character(), and as.logical() functions.</text:p>
        </text:list-item>
        <text:list-item>
          <text:p text:style-name="P1">R provides math operators that you can use to perform calculations on your data.</text:p>
        </text:list-item>
        <text:list-item>
          <text:p text:style-name="P1">Using variables in your calculations and providing them with descriptive names can help shorten your code and make it easier to read.</text:p>
        </text:list-item>
        <text:list-item>
          <text:p text:style-name="P1">You can control the order of operations using parenthesis.</text:p>
        </text:list-item>
        <text:list-item>
          <text:p text:style-name="P1">The R development environment includes the R console, R script files, and workspaces.</text:p>
        </text:list-item>
        <text:list-item>
          <text:p text:style-name="P1">Two important tools for working with R code are RStudio and Jupyter.</text:p>
        </text:list-item>
        <text:list-item>
          <text:p text:style-name="P1">Rstudio features, like syntax highlighting and auto code completion, make writing code easier.</text:p>
        </text:list-item>
        <text:list-item>
          <text:p text:style-name="P1">The main components of Rstudio include the File Editor, Console, Workspace, and File, Plots, and Packages Explorer.</text:p>
        </text:list-item>
        <text:list-item>
          <text:p text:style-name="P1">A Jupyter Notebook is made up of cells that can contain code, markdown files, or raw text.</text:p>
        </text:list-item>
        <text:list-item>
          <text:p text:style-name="P1">An all-in-one Jupyter Notebook contains narration, code, data, and plots, images, or vide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fo:text-align-last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0:15:53.080485021</meta:creation-date>
    <dc:date>2022-07-21T00:22:39.420876984</dc:date>
    <meta:editing-duration>PT6M54S</meta:editing-duration>
    <meta:editing-cycles>1</meta:editing-cycles>
    <meta:document-statistic meta:table-count="0" meta:image-count="0" meta:object-count="0" meta:page-count="1" meta:paragraph-count="15" meta:word-count="227" meta:character-count="1408" meta:non-whitespace-character-count="1208"/>
    <meta:generator>LibreOffice/7.3.4.2$Linux_X86_64 LibreOffice_project/30$Build-2</meta:generator>
  </office:meta>
</office:document-meta>
</file>